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7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imensioncarte</text:p>
          </table:table-cell>
          <table:table-cell office:value-type="string" calcext:value-type="string">
            <text:p>validé si la carte créée fait bien les dimensions que l'on a mises en paramèt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ttaques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s mines 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posemine</text:p>
          </table:table-cell>
          <table:table-cell office:value-type="string" calcext:value-type="string">
            <text:p>validé si la mine est posé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posemineendroitindiquer</text:p>
          </table:table-cell>
          <table:table-cell office:value-type="string" calcext:value-type="string">
            <text:p>validé si la mine est posée à l'endroit valide indiqu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osemineobstacle</text:p>
          </table:table-cell>
          <table:table-cell office:value-type="string" calcext:value-type="string">
            <text:p>validé si la mine n'est pas posée sur l'obstacle ciblé (robot ruine décor,,,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poseminetroploin</text:p>
          </table:table-cell>
          <table:table-cell office:value-type="string" calcext:value-type="string">
            <text:p>validé si la mine n'est pas posée en dehors de la zone ou le piégeur peux la po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posetropdemine</text:p>
          </table:table-cell>
          <table:table-cell office:value-type="string" calcext:value-type="string">
            <text:p>validé si plusieurs mines ne peuvent pas être posées par un même piégeur durant le même to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minestockapurien</text:p>
          </table:table-cell>
          <table:table-cell office:value-type="string" calcext:value-type="string">
            <text:p>validé si le piégeur ne peut pas poser de mine quand son stock est à 0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minestockposey</text:p>
          </table:table-cell>
          <table:table-cell office:value-type="string" calcext:value-type="string">
            <text:p>validé si une mine est retirée du stock du piégeur quand il l'a posé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minestocktenatrop</text:p>
          </table:table-cell>
          <table:table-cell office:value-type="string" calcext:value-type="string">
            <text:p>validé si le nombre de mines qu'à un piégeur dans son stock ne dépasse pas le maximum possible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minestockrecharge</text:p>
          </table:table-cell>
          <table:table-cell office:value-type="string" calcext:value-type="string">
            <text:p>validé si le stock de mine du piégeur a été remis au max dans sa bas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minexplose</text:p>
          </table:table-cell>
          <table:table-cell office:value-type="string" calcext:value-type="string">
            <text:p>validé si la mine explose quand un robot est sur la case où elle est posée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minexplosedomage</text:p>
          </table:table-cell>
          <table:table-cell office:value-type="string" calcext:value-type="string">
            <text:p>validé si la mine explose et fait des dommages au robot qui l'a enclenché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minexplosedommagetroploin</text:p>
          </table:table-cell>
          <table:table-cell office:value-type="string" calcext:value-type="string">
            <text:p>validé si la mine qui explose ne fait pas de dommage a d'autres robots que celui qui l'a déclenché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minexplosedisparait</text:p>
          </table:table-cell>
          <table:table-cell office:value-type="string" calcext:value-type="string">
            <text:p>validé si une mine qui a explosé disparaît de la car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minexplosedisparitionalerteenlevement</text:p>
          </table:table-cell>
          <table:table-cell office:value-type="string" calcext:value-type="string">
            <text:p>validé si une ou des mines ne disparaissent pas sans avoir été enclenché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attaque :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irebonnedirection</text:p>
          </table:table-cell>
          <table:table-cell office:value-type="string" calcext:value-type="string">
            <text:p>validé si le tir est dirigé dans la direction indiqué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irebonneporté</text:p>
          </table:table-cell>
          <table:table-cell office:value-type="string" calcext:value-type="string">
            <text:p>validé si le tire de dépasse pas sa porté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irepertenergietireure</text:p>
          </table:table-cell>
          <table:table-cell office:value-type="string" calcext:value-type="string">
            <text:p>validé si le tireur perd le bon montant d'énergie quand il tire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irepertenergiecible</text:p>
          </table:table-cell>
          <table:table-cell office:value-type="string" calcext:value-type="string">
            <text:p>validé si la cible qui reçois un tir perd le bon montant d'énergi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tirepertenergiepourien</text:p>
          </table:table-cell>
          <table:table-cell office:value-type="string" calcext:value-type="string">
            <text:p>validé si, après un tir, les robots non impliqués ne perdent pas d'énerg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ireobstacle</text:p>
          </table:table-cell>
          <table:table-cell office:value-type="string" calcext:value-type="string">
            <text:p>validé si un tir ne peut pas toucher un obstacle(décor….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ireobstaclestop</text:p>
          </table:table-cell>
          <table:table-cell office:value-type="string" calcext:value-type="string">
            <text:p>validé si un tir qui rencontre un obstacle ne peut pas être lanc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iretroploin</text:p>
          </table:table-cell>
          <table:table-cell office:value-type="string" calcext:value-type="string">
            <text:p>validé si le tir ne continue pas après avoir dépassé sa porté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stirhorsdeporté</text:p>
          </table:table-cell>
          <table:table-cell office:value-type="string" calcext:value-type="string">
            <text:p>validé si le tir n'est pas possible si la cible n'est pas dans la portée du tireu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irecible</text:p>
          </table:table-cell>
          <table:table-cell office:value-type="string" calcext:value-type="string">
            <text:p>validé si le tir s'effectue sur une cible identifiée(que le joueur peut voir, n'étant donc pas dans sa ba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cibleTK</text:p>
          </table:table-cell>
          <table:table-cell office:value-type="string" calcext:value-type="string">
            <text:p>validé si la cible fait bien partie de l'équipe du tire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cibleEnemie</text:p>
          </table:table-cell>
          <table:table-cell office:value-type="string" calcext:value-type="string">
            <text:p>validé si la cible fait partie de l'équipe adverse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cibleObjetDes</text:p>
          </table:table-cell>
          <table:table-cell office:value-type="string" calcext:value-type="string">
            <text:p>validé si la cible est bien un obstacle destructi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stcibleDecorIndes</text:p>
          </table:table-cell>
          <table:table-cell office:value-type="string" calcext:value-type="string">
            <text:p>validé si la cible est bien un obstacle indestruct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stireSupressionObstacleIndes</text:p>
          </table:table-cell>
          <table:table-cell office:value-type="string" calcext:value-type="string">
            <text:p>validé si un tire ne peut supprimé un obstacle indestructi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reSupressionObstacleDestruc</text:p>
          </table:table-cell>
          <table:table-cell office:value-type="string" calcext:value-type="string">
            <text:p>validé si un peut supprimé <text:s/>un obstacle destructi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stireSupressionRobot</text:p>
          </table:table-cell>
          <table:table-cell office:value-type="string" calcext:value-type="string">
            <text:p>validé si un tire supprimé le robot cibl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ireSupressionAbusif</text:p>
          </table:table-cell>
          <table:table-cell office:value-type="string" calcext:value-type="string">
            <text:p>validé si un objet(robot ,obstacle) est supprimé alors qu'il na pas reçu de ti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éplacement :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plcement du cha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char</text:p>
          </table:table-cell>
          <table:table-cell office:value-type="string" calcext:value-type="string">
            <text:p>validé si le cha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CharBonneDir</text:p>
          </table:table-cell>
          <table:table-cell office:value-type="string" calcext:value-type="string">
            <text:p>validé si le char se déplace dans la direction (celle que l'on donne en paramètre)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CharMauvaiseDir</text:p>
          </table:table-cell>
          <table:table-cell office:value-type="string" calcext:value-type="string">
            <text:p>validé si le char se déplace dans un direction autre que celle indiq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Charinvalide</text:p>
          </table:table-cell>
          <table:table-cell office:value-type="string" calcext:value-type="string">
            <text:p>validé si le char se déplace en diag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charHorizontal</text:p>
          </table:table-cell>
          <table:table-cell office:value-type="string" calcext:value-type="string">
            <text:p>validé si le char se déplace de façon horizo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charVertical</text:p>
          </table:table-cell>
          <table:table-cell office:value-type="string" calcext:value-type="string">
            <text:p>validé si le char se déplace de façon vert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charLignedroite</text:p>
          </table:table-cell>
          <table:table-cell office:value-type="string" calcext:value-type="string">
            <text:p>validé si le char se déplace en ligne dro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charZigzag</text:p>
          </table:table-cell>
          <table:table-cell office:value-type="string" calcext:value-type="string">
            <text:p>validé si le char ne se déplace pas en ligne dro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éplacementcharmax</text:p>
          </table:table-cell>
          <table:table-cell office:value-type="string" calcext:value-type="string">
            <text:p>validé si le char se déplace au maximum de sa zone de déplacement autoris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charTropLoin</text:p>
          </table:table-cell>
          <table:table-cell office:value-type="string" calcext:value-type="string">
            <text:p>validé si le char se déplace plus loin que sa zone de déplacement autoris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charRencontreOb</text:p>
          </table:table-cell>
          <table:table-cell office:value-type="string" calcext:value-type="string">
            <text:p>validé si le char rencontre un obstacle lorsqu'il se dépl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charRencontreObStop</text:p>
          </table:table-cell>
          <table:table-cell office:value-type="string" calcext:value-type="string">
            <text:p>validé si le char qui rencontre un obstacle autre que les mines arrête sont déplace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CharMassif</text:p>
          </table:table-cell>
          <table:table-cell office:value-type="string" calcext:value-type="string">
            <text:p>validé si un char ou plusieurs char non sélectionner se déplace quand le char sélectionner se dépla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charsurMine</text:p>
          </table:table-cell>
          <table:table-cell office:value-type="string" calcext:value-type="string">
            <text:p>validé si un char se déplace sur une case ou se trouve une mine quelle soi allier ou ennem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charRencontreObMineContinu</text:p>
          </table:table-cell>
          <table:table-cell office:value-type="string" calcext:value-type="string">
            <text:p>validé si un char rencontre un obstacle de type mines et continu sa route sil peut encore se dépla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CharRencontreLimite</text:p>
          </table:table-cell>
          <table:table-cell office:value-type="string" calcext:value-type="string">
            <text:p>validé si le char rencontre la limite du terrain quand il se dépla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charRencontreLimiteStop</text:p>
          </table:table-cell>
          <table:table-cell office:value-type="string" calcext:value-type="string">
            <text:p>validé si le char rencontre la limite du terrain arrête son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charTombedansLeVide</text:p>
          </table:table-cell>
          <table:table-cell office:value-type="string" calcext:value-type="string">
            <text:p>validé si le char rencontre la limite du terrain continu sont chem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DeplacementcharColision</text:p>
          </table:table-cell>
          <table:table-cell office:value-type="string" calcext:value-type="string">
            <text:p>validé si lors d'un déplacement le char rencontre un robot ou un char allié ou adver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DeplacementcharColisionStop</text:p>
          </table:table-cell>
          <table:table-cell office:value-type="string" calcext:value-type="string">
            <text:p>validé si lors d'un déplacement le char rencontre un robot ou un char allié ou adverse s'arrê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Deplacmentcharneseplacepas</text:p>
          </table:table-cell>
          <table:table-cell office:value-type="string" calcext:value-type="string">
            <text:p>validé si le char ne se déplace pas( il reste sur sa position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Tir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 le tir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TireurBonneDir</text:p>
          </table:table-cell>
          <table:table-cell office:value-type="string" calcext:value-type="string">
            <text:p>validé si le tir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TireurMovaiseDir</text:p>
          </table:table-cell>
          <table:table-cell office:value-type="string" calcext:value-type="string">
            <text:p>validé si le tir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YTireurHorizontal</text:p>
          </table:table-cell>
          <table:table-cell office:value-type="string" calcext:value-type="string">
            <text:p>validé si le tir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TireurVertical</text:p>
          </table:table-cell>
          <table:table-cell office:value-type="string" calcext:value-type="string">
            <text:p>validé si le tir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TireurDiagonal</text:p>
          </table:table-cell>
          <table:table-cell office:value-type="string" calcext:value-type="string">
            <text:p>validé si le tir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TireurMax</text:p>
          </table:table-cell>
          <table:table-cell office:value-type="string" calcext:value-type="string">
            <text:p>validé si le tir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validé si un ou plusieurs tireur se déplace alors que le tir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tir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validé si le tir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TireurRencontreOb</text:p>
          </table:table-cell>
          <table:table-cell office:value-type="string" calcext:value-type="string">
            <text:p>validé si le tir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TireurRencontreObYSNP</text:p>
          </table:table-cell>
          <table:table-cell office:value-type="string" calcext:value-type="string">
            <text:p>validé si le tir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TireurRencontreObFantome</text:p>
          </table:table-cell>
          <table:table-cell office:value-type="string" calcext:value-type="string">
            <text:p>validé si le tir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TireurRencontreMine</text:p>
          </table:table-cell>
          <table:table-cell office:value-type="string" calcext:value-type="string">
            <text:p>validé si le tir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TireurRencontreLimite</text:p>
          </table:table-cell>
          <table:table-cell office:value-type="string" calcext:value-type="string">
            <text:p>validé si le tir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TireurRencontreLimiteYSNP</text:p>
          </table:table-cell>
          <table:table-cell office:value-type="string" calcext:value-type="string">
            <text:p>validé si le tir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TireurRencontreLimiteEtTombe</text:p>
          </table:table-cell>
          <table:table-cell office:value-type="string" calcext:value-type="string">
            <text:p>validé si le tir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TireurColision</text:p>
          </table:table-cell>
          <table:table-cell office:value-type="string" calcext:value-type="string">
            <text:p>validé si le tir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TireurColisionPassePas</text:p>
          </table:table-cell>
          <table:table-cell office:value-type="string" calcext:value-type="string">
            <text:p>validé si le tireur ne peux se déplacé a un endroit où il y a un robot adverse dans sa zone de déplace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Piég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Piegeur</text:p>
          </table:table-cell>
          <table:table-cell office:value-type="string" calcext:value-type="string">
            <text:p>validé si le piég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PiegeurBonneDir</text:p>
          </table:table-cell>
          <table:table-cell office:value-type="string" calcext:value-type="string">
            <text:p>validé si le piég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PiegeurMovaiseDir</text:p>
          </table:table-cell>
          <table:table-cell office:value-type="string" calcext:value-type="string">
            <text:p>validé si le piég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PiegeurHorizontal</text:p>
          </table:table-cell>
          <table:table-cell office:value-type="string" calcext:value-type="string">
            <text:p>validé si le piég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PiegeurVertical</text:p>
          </table:table-cell>
          <table:table-cell office:value-type="string" calcext:value-type="string">
            <text:p>validé si le piég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PiegeurDiagonal</text:p>
          </table:table-cell>
          <table:table-cell office:value-type="string" calcext:value-type="string">
            <text:p>validé si le piég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PiegeurMax</text:p>
          </table:table-cell>
          <table:table-cell office:value-type="string" calcext:value-type="string">
            <text:p>validé si le piég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validé si un ou plusieurs piégeurs se déplace alors que le piég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piég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validé si le piég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PiegeurRencontreOb</text:p>
          </table:table-cell>
          <table:table-cell office:value-type="string" calcext:value-type="string">
            <text:p>validé si le piég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PiegeurRencontreObYSNP</text:p>
          </table:table-cell>
          <table:table-cell office:value-type="string" calcext:value-type="string">
            <text:p>validé si le piég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PiegeurRencontreObFantome</text:p>
          </table:table-cell>
          <table:table-cell office:value-type="string" calcext:value-type="string">
            <text:p>validé si le piég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PiegeurRencontreMine</text:p>
          </table:table-cell>
          <table:table-cell office:value-type="string" calcext:value-type="string">
            <text:p>validé si le piég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PiegeurRencontreLimite</text:p>
          </table:table-cell>
          <table:table-cell office:value-type="string" calcext:value-type="string">
            <text:p>validé si le piég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PeigeurRencontreLimiteYSNP</text:p>
          </table:table-cell>
          <table:table-cell office:value-type="string" calcext:value-type="string">
            <text:p>validé si le piég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PiegeurRencontreLimiteEtTombe</text:p>
          </table:table-cell>
          <table:table-cell office:value-type="string" calcext:value-type="string">
            <text:p>validé si le piég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PiegeurColision</text:p>
          </table:table-cell>
          <table:table-cell office:value-type="string" calcext:value-type="string">
            <text:p>validé si le piég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PiegeurColisionPassePas</text:p>
          </table:table-cell>
          <table:table-cell office:value-type="string" calcext:value-type="string">
            <text:p>validé si le piégeur ne peux se déplacé a un endroit où il y a un robot adverse dans sa zone de déplac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0:17:43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7:58.262000000</meta:creation-date>
    <dc:date>2015-03-21T10:18:53.481000000</dc:date>
    <meta:editing-duration>PT59M15S</meta:editing-duration>
    <meta:editing-cycles>11</meta:editing-cycles>
    <meta:generator>LibreOffice/4.3.1.2$Windows_x86 LibreOffice_project/958349dc3b25111dbca392fbc281a05559ef6848</meta:generator>
    <meta:document-statistic meta:table-count="1" meta:cell-count="283" meta:object-count="0"/>
  </office:meta>
</office:document-meta>
</file>